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0dd068" officeooo:paragraph-rsid="000dd068"/>
    </style:style>
    <style:style style:name="T1" style:family="text">
      <style:text-properties fo:font-variant="small-caps"/>
    </style:style>
    <style:style style:name="T2" style:family="text">
      <style:text-properties officeooo:rsid="000e1a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viticus 3:1-17</text:h>
      <text:h text:style-name="Heading_20_2" text:outline-level="2"><text:bookmark text:name="en-GNT-2736"/>Fellowship Offerings</text:h>
      <text:list xml:id="list114733815" text:style-name="L1">
        <text:list-item>
          <text:p text:style-name="P1">When any of you offer one of your cattle as a fellowship offering, it is to be a bull or a cow without any defects. You shall put your hand on the head of the animal and kill it at the entrance of the Tent of the <text:span text:style-name="T1">Lord</text:span>'s presence. The Aaronite priests shall throw the blood against all four sides of the altar and present the following parts of the animal as a food offering to the <text:span text:style-name="T1">Lord</text:span>: all the fat on the internal organs, the kidneys and the fat on them, and the best part of the liver. The priests shall burn all this on the altar along with the burnt offerings. The odor of this food offering is pleasing to the <text:span text:style-name="T1">Lord</text:span>. If a sheep or goat is used as a fellowship offering, it may be male or female, but it must be without any defects. If you offer a sheep, you shall put your hand on its head and kill it in front of the Tent. The priests shall throw its blood against all four sides of the altar and present the following parts of the animal as a food offering to the <text:span text:style-name="T1">Lord</text:span>: the fat, the entire fat tail cut off near the backbone, all the fat covering the internal organs, <text:bookmark text:name="en-GNT-2745"/>the kidneys and the fat on them, and the best part of the liver. <text:bookmark text:name="en-GNT-2746"/>The officiating priest shall burn all this on the altar as a food offering to the <text:span text:style-name="T1">Lord</text:span>.<text:bookmark text:name="en-GNT-2747"/> If you offer a goat, <text:bookmark text:name="en-GNT-2748"/>you shall put your hand on its head and kill it in front of the Tent. The priests shall throw its blood against all four sides of the altar <text:bookmark text:name="en-GNT-2749"/>and present the following parts as a food offering to the <text:span text:style-name="T1">Lord</text:span>: all the fat on the internal organs, <text:bookmark text:name="en-GNT-2750"/>the kidneys and the fat on them, and the best part of the liver. <text:bookmark text:name="en-GNT-2751"/>The priest shall burn all this on the altar as a food offering pleasing to the <text:span text:style-name="T1">Lord</text:span>. All the fat belongs to the <text:span text:style-name="T1">Lord</text:span>. <text:bookmark text:name="en-GNT-2752"/>No Israelite may eat any fat or any blood; this is a rule to be kept forever by all Israelites wherever they live.</text:p>
        </text:list-item>
        <text:list-item>
          <text:p text:style-name="P2">In these verses we see fellowship offerings and how they’re to be done. <text:span text:style-name="T2">This should be done as the Lord instructed and the offering will be pleasing to the Lord. What is our fellowship offering in this day? Is it the Sunday offer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3T07:57:24.843030082</meta:creation-date>
    <dc:date>2022-03-03T08:15:01.857749516</dc:date>
    <meta:editing-duration>PT17M41S</meta:editing-duration>
    <meta:editing-cycles>6</meta:editing-cycles>
    <meta:generator>LibreOffice/6.0.7.3$Linux_X86_64 LibreOffice_project/00m0$Build-3</meta:generator>
    <meta:document-statistic meta:table-count="0" meta:image-count="0" meta:object-count="0" meta:page-count="1" meta:paragraph-count="4" meta:word-count="409" meta:character-count="2056" meta:non-whitespace-character-count="1653"/>
  </office:meta>
</office:document-meta>
</file>